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107"/>
    <style:style style:name="ce2" style:family="table-cell" style:parent-style-name="Default" style:data-style-name="N99"/>
    <style:style style:name="ce3" style:family="table-cell" style:parent-style-name="Default" style:data-style-name="N11"/>
    <style:style style:name="ce4" style:family="table-cell" style:parent-style-name="Default" style:data-style-name="N0"/>
    <style:style style:name="ce5" style:family="table-cell" style:parent-style-name="Default">
      <style:table-cell-properties fo:border-bottom="none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number-columns-repeated="2" table:default-cell-style-name="ce3"/>
        <table:table-column table:style-name="co3" table:default-cell-style-name="ce5"/>
        <table:table-column table:style-name="co3" table:default-cell-style-name="ce3"/>
        <table:table-column table:style-name="co3" table:number-columns-repeated="1016" table:default-cell-style-name="Default"/>
        <table:table-row table:style-name="ro1">
          <table:table-cell office:value-type="string" calcext:value-type="string">
            <text:p>Population 2020</text:p>
          </table:table-cell>
          <table:table-cell office:value-type="float" office:value="8670300" calcext:value-type="float">
            <text:p>8'670'300</text:p>
          </table:table-cell>
          <table:table-cell/>
          <table:table-cell table:style-name="ce1" table:formula="of:=[.B1]-[.B2]" office:value-type="float" office:value="3151132" calcext:value-type="float">
            <text:p>3'151'132</text:p>
          </table:table-cell>
          <table:table-cell table:number-columns-repeated="4"/>
          <table:table-cell table:style-name="ce3" table:formula="of:=[.B1]/[.B$1]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Électeur inscrit</text:p>
          </table:table-cell>
          <table:table-cell office:value-type="float" office:value="5519168" calcext:value-type="float">
            <text:p>5'519'168</text:p>
          </table:table-cell>
          <table:table-cell/>
          <table:table-cell table:style-name="ce1" table:formula="of:=[.B2]-[.B3]" office:value-type="float" office:value="2636289" calcext:value-type="float">
            <text:p>2'636'289</text:p>
          </table:table-cell>
          <table:table-cell table:number-columns-repeated="3"/>
          <table:table-cell table:formula="of:=[.B2]/[.B$2]" office:value-type="percentage" office:value="1" calcext:value-type="percentage">
            <text:p>100.00%</text:p>
          </table:table-cell>
          <table:table-cell table:style-name="ce3" table:formula="of:=[.B2]/[.B$1]" office:value-type="percentage" office:value="0.636560211296034" calcext:value-type="percentage">
            <text:p>63.6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lletin rentrés</text:p>
          </table:table-cell>
          <table:table-cell office:value-type="float" office:value="2882879" calcext:value-type="float">
            <text:p>2'882'879</text:p>
          </table:table-cell>
          <table:table-cell table:formula="of:=SUM([.B5:.B7])" office:value-type="float" office:value="2882879" calcext:value-type="float">
            <text:p>2'882'879</text:p>
          </table:table-cell>
          <table:table-cell table:style-name="ce2" table:formula="of:=[.C3]=[.B3]" office:value-type="boolean" office:boolean-value="true" calcext:value-type="boolean">
            <text:p>VRAI</text:p>
          </table:table-cell>
          <table:table-cell table:number-columns-repeated="2"/>
          <table:table-cell table:style-name="ce3" table:formula="of:=[.B3]/[.C$3]" office:value-type="percentage" office:value="1" calcext:value-type="percentage">
            <text:p>100.00%</text:p>
          </table:table-cell>
          <table:table-cell table:formula="of:=[.B3]/[.B$2]" office:value-type="percentage" office:value="0.522339417825295" calcext:value-type="percentage">
            <text:p>52.23%</text:p>
          </table:table-cell>
          <table:table-cell table:style-name="ce3" table:formula="of:=[.B3]/[.B$1]" office:value-type="percentage" office:value="0.332500490179117" calcext:value-type="percentage">
            <text:p>33.25%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ls</text:p>
          </table:table-cell>
          <table:table-cell office:value-type="float" office:value="14073" calcext:value-type="float">
            <text:p>14'073</text:p>
          </table:table-cell>
          <table:table-cell table:number-columns-repeated="4"/>
          <table:table-cell table:style-name="ce3" table:formula="of:=[.B5]/[.C$3]" office:value-type="percentage" office:value="0.00488157844987597" calcext:value-type="percentage">
            <text:p>0.49%</text:p>
          </table:table-cell>
          <table:table-cell table:formula="of:=[.B5]/[.B$2]" office:value-type="percentage" office:value="0.00254984084557672" calcext:value-type="percentage">
            <text:p>0.25%</text:p>
          </table:table-cell>
          <table:table-cell table:style-name="ce3" table:formula="of:=[.B5]/[.B$1]" office:value-type="percentage" office:value="0.00162312722743158" calcext:value-type="percentage">
            <text:p>0.1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ancs</text:p>
          </table:table-cell>
          <table:table-cell office:value-type="float" office:value="58499" calcext:value-type="float">
            <text:p>58'499</text:p>
          </table:table-cell>
          <table:table-cell table:formula="of:=[.B7]+[.B6]" office:value-type="float" office:value="2868806" calcext:value-type="float">
            <text:p>2'868'806</text:p>
          </table:table-cell>
          <table:table-cell table:number-columns-repeated="2"/>
          <table:table-cell table:formula="of:=[.B6]/[.C$6]" office:value-type="percentage" office:value="0.0203914102243233" calcext:value-type="percentage">
            <text:p>2.04%</text:p>
          </table:table-cell>
          <table:table-cell table:style-name="ce3" table:formula="of:=[.B6]/[.C$3]" office:value-type="percentage" office:value="0.0202918679556097" calcext:value-type="percentage">
            <text:p>2.03%</text:p>
          </table:table-cell>
          <table:table-cell table:formula="of:=[.B6]/[.B$2]" office:value-type="percentage" office:value="0.0105992424945209" calcext:value-type="percentage">
            <text:p>1.06%</text:p>
          </table:table-cell>
          <table:table-cell table:style-name="ce3" table:formula="of:=[.B6]/[.B$1]" office:value-type="percentage" office:value="0.00674705604189013" calcext:value-type="percentage">
            <text:p>0.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lable</text:p>
          </table:table-cell>
          <table:table-cell office:value-type="float" office:value="2810307" calcext:value-type="float">
            <text:p>2'810'307</text:p>
          </table:table-cell>
          <table:table-cell table:formula="of:=SUM([.B9:.B10])" office:value-type="float" office:value="2810307" calcext:value-type="float">
            <text:p>2'810'307</text:p>
          </table:table-cell>
          <table:table-cell table:style-name="ce2" table:formula="of:=[.C7]=[.B7]" office:value-type="boolean" office:boolean-value="true" calcext:value-type="boolean">
            <text:p>VRAI</text:p>
          </table:table-cell>
          <table:table-cell table:formula="of:=[.B7]/[.C$7]" office:value-type="percentage" office:value="1" calcext:value-type="percentage">
            <text:p>100.00%</text:p>
          </table:table-cell>
          <table:table-cell table:formula="of:=[.B7]/[.C$6]" office:value-type="percentage" office:value="0.979608589775677" calcext:value-type="percentage">
            <text:p>97.96%</text:p>
          </table:table-cell>
          <table:table-cell table:style-name="ce3" table:formula="of:=[.B7]/[.C$3]" office:value-type="percentage" office:value="0.974826553594514" calcext:value-type="percentage">
            <text:p>97.48%</text:p>
          </table:table-cell>
          <table:table-cell table:formula="of:=[.B7]/[.B$2]" office:value-type="percentage" office:value="0.509190334485198" calcext:value-type="percentage">
            <text:p>50.92%</text:p>
          </table:table-cell>
          <table:table-cell table:style-name="ce3" table:formula="of:=[.B7]/[.B$1]" office:value-type="percentage" office:value="0.324130306909795" calcext:value-type="percentage">
            <text:p>32.41%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i</text:p>
          </table:table-cell>
          <table:table-cell office:value-type="float" office:value="987045" calcext:value-type="float">
            <text:p>987'045</text:p>
          </table:table-cell>
          <table:table-cell table:number-columns-repeated="2"/>
          <table:table-cell table:formula="of:=[.B9]/[.C$7]" office:value-type="percentage" office:value="0.351223193764952" calcext:value-type="percentage">
            <text:p>35.12%</text:p>
          </table:table-cell>
          <table:table-cell table:formula="of:=[.B9]/[.C$6]" office:value-type="percentage" office:value="0.344061257540594" calcext:value-type="percentage">
            <text:p>34.41%</text:p>
          </table:table-cell>
          <table:table-cell table:style-name="ce3" table:formula="of:=[.B9]/[.C$3]" office:value-type="percentage" office:value="0.342381695520346" calcext:value-type="percentage">
            <text:p>34.24%</text:p>
          </table:table-cell>
          <table:table-cell table:formula="of:=[.B9]/[.B$2]" office:value-type="percentage" office:value="0.178839455512135" calcext:value-type="percentage">
            <text:p>17.88%</text:p>
          </table:table-cell>
          <table:table-cell table:style-name="ce3" table:formula="of:=[.B9]/[.B$1]" office:value-type="percentage" office:value="0.113842081588872" calcext:value-type="percentage">
            <text:p>11.3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n</text:p>
          </table:table-cell>
          <table:table-cell office:value-type="float" office:value="1823262" calcext:value-type="float">
            <text:p>1'823'262</text:p>
          </table:table-cell>
          <table:table-cell table:number-columns-repeated="2"/>
          <table:table-cell table:formula="of:=[.B10]/[.C$7]" office:value-type="percentage" office:value="0.648776806235048" calcext:value-type="percentage">
            <text:p>64.88%</text:p>
          </table:table-cell>
          <table:table-cell table:formula="of:=[.B10]/[.C$6]" office:value-type="percentage" office:value="0.635547332235083" calcext:value-type="percentage">
            <text:p>63.55%</text:p>
          </table:table-cell>
          <table:table-cell table:style-name="ce3" table:formula="of:=[.B10]/[.C$3]" office:value-type="percentage" office:value="0.632444858074168" calcext:value-type="percentage">
            <text:p>63.24%</text:p>
          </table:table-cell>
          <table:table-cell table:formula="of:=[.B10]/[.B$2]" office:value-type="percentage" office:value="0.330350878973063" calcext:value-type="percentage">
            <text:p>33.04%</text:p>
          </table:table-cell>
          <table:table-cell table:style-name="ce3" table:formula="of:=[.B10]/[.B$1]" office:value-type="percentage" office:value="0.210288225320923" calcext:value-type="percentage">
            <text:p>21.03%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Default" office:value-type="string" calcext:value-type="string">
            <text:p>MAXIMUM</text:p>
          </table:table-cell>
          <table:table-cell table:number-columns-repeated="2"/>
          <table:table-cell table:style-name="ce4" table:formula="of:=[.B21]" office:value-type="float" office:value="58499" calcext:value-type="float">
            <text:p>58499</text:p>
          </table:table-cell>
          <table:table-cell table:style-name="ce1" table:formula="of:=[.B20]+[.F15]" office:value-type="float" office:value="72572" calcext:value-type="float">
            <text:p>72'572</text:p>
          </table:table-cell>
          <table:table-cell table:style-name="ce1" table:formula="of:=[.B17]-[.B18]+[.G15]" office:value-type="float" office:value="2708861" calcext:value-type="float">
            <text:p>2'708'861</text:p>
          </table:table-cell>
          <table:table-cell table:style-name="ce1" table:formula="of:=[.B16]-[.B18]+[.G15]" office:value-type="float" office:value="5859993" calcext:value-type="float">
            <text:p>5'859'993</text:p>
          </table:table-cell>
          <table:table-cell table:number-columns-repeated="1014"/>
          <table:table-cell table:style-name="ce1"/>
        </table:table-row>
        <table:table-row table:style-name="ro1">
          <table:table-cell office:value-type="string" calcext:value-type="string">
            <text:p>Population 2020</text:p>
          </table:table-cell>
          <table:table-cell office:value-type="float" office:value="8670300" calcext:value-type="float">
            <text:p>8'670'300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1">
          <table:table-cell office:value-type="string" calcext:value-type="string">
            <text:p>Électeur inscrit</text:p>
          </table:table-cell>
          <table:table-cell office:value-type="float" office:value="5519168" calcext:value-type="float">
            <text:p>5'519'168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1">
          <table:table-cell office:value-type="string" calcext:value-type="string">
            <text:p>Bulletin rentrés</text:p>
          </table:table-cell>
          <table:table-cell office:value-type="float" office:value="2882879" calcext:value-type="float">
            <text:p>2'882'879</text:p>
          </table:table-cell>
          <table:table-cell table:formula="of:=SUM([.B20:.B22])" office:value-type="float" office:value="2882879" calcext:value-type="float">
            <text:p>2'882'879</text:p>
          </table:table-cell>
          <table:table-cell table:style-name="ce2" table:formula="of:=[.C18]=[.B18]" office:value-type="boolean" office:boolean-value="true" calcext:value-type="boolean">
            <text:p>VRAI</text:p>
          </table:table-cell>
          <table:table-cell table:number-columns-repeated="2"/>
          <table:table-cell table:style-name="ce3"/>
          <table:table-cell table:formula="of:=([.$B18]+[.H$15])/[.B$17]" office:value-type="percentage" office:value="1.0131490833401" calcext:value-type="percentage">
            <text:p>101.31%</text:p>
          </table:table-cell>
          <table:table-cell table:style-name="ce3" table:formula="of:=([.$B18]+[.I$15])/[.B$16]" office:value-type="percentage" office:value="1.00837018326932" calcext:value-type="percentage">
            <text:p>100.84%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ls</text:p>
          </table:table-cell>
          <table:table-cell office:value-type="float" office:value="14073" calcext:value-type="float">
            <text:p>14'073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 calcext:value-type="string">
            <text:p>Blancs</text:p>
          </table:table-cell>
          <table:table-cell office:value-type="float" office:value="58499" calcext:value-type="float">
            <text:p>58'499</text:p>
          </table:table-cell>
          <table:table-cell table:formula="of:=[.B22]+[.B21]" office:value-type="float" office:value="2868806" calcext:value-type="float">
            <text:p>2'868'806</text:p>
          </table:table-cell>
          <table:table-cell table:number-columns-repeated="3"/>
          <table:table-cell table:style-name="ce3" table:formula="of:=([.$B21]+[.G$15])/[.C$18]" office:value-type="percentage" office:value="0.0454653143610953" calcext:value-type="percentage">
            <text:p>4.55%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office:value-type="string" calcext:value-type="string">
            <text:p>Valable</text:p>
          </table:table-cell>
          <table:table-cell office:value-type="float" office:value="2810307" calcext:value-type="float">
            <text:p>2'810'307</text:p>
          </table:table-cell>
          <table:table-cell table:formula="of:=SUM([.B24:.B25])" office:value-type="float" office:value="2810307" calcext:value-type="float">
            <text:p>2'810'307</text:p>
          </table:table-cell>
          <table:table-cell table:style-name="ce2" table:formula="of:=[.C22]=[.B22]" office:value-type="boolean" office:boolean-value="true" calcext:value-type="boolean">
            <text:p>VRAI</text:p>
          </table:table-cell>
          <table:table-cell table:formula="of:=[.B22]/[.C$7]" office:value-type="percentage" office:value="1" calcext:value-type="percentage">
            <text:p>100.00%</text:p>
          </table:table-cell>
          <table:table-cell table:formula="of:=([.$B22]+[.F$15])/[.C$21]" office:value-type="percentage" office:value="1" calcext:value-type="percentage">
            <text:p>100.00%</text:p>
          </table:table-cell>
          <table:table-cell table:style-name="ce3" table:formula="of:=([.$B22]+[.G$15])/[.C$18]" office:value-type="percentage" office:value="1" calcext:value-type="percentage">
            <text:p>100.00%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i</text:p>
          </table:table-cell>
          <table:table-cell office:value-type="float" office:value="987045" calcext:value-type="float">
            <text:p>987'045</text:p>
          </table:table-cell>
          <table:table-cell table:number-columns-repeated="2"/>
          <table:table-cell table:formula="of:=[.B24]/[.C$7]" office:value-type="percentage" office:value="0.351223193764952" calcext:value-type="percentage">
            <text:p>35.12%</text:p>
          </table:table-cell>
          <table:table-cell table:formula="of:=([.$B24]+[.F$15])/[.C$21]" office:value-type="percentage" office:value="0.364452667764917" calcext:value-type="percentage">
            <text:p>36.45%</text:p>
          </table:table-cell>
          <table:table-cell table:style-name="ce3" table:formula="of:=([.$B24]+[.G$15])/[.C$18]" office:value-type="percentage" office:value="0.367555141925832" calcext:value-type="percentage">
            <text:p>36.76%</text:p>
          </table:table-cell>
          <table:table-cell table:formula="of:=([.$B24]+[.H$15])/[.B$17]" office:value-type="percentage" office:value="0.669649121026937" calcext:value-type="percentage">
            <text:p>66.96%</text:p>
          </table:table-cell>
          <table:table-cell table:style-name="ce3" table:formula="of:=([.$B24]+[.I$15])/[.B$16]" office:value-type="percentage" office:value="0.789711774679077" calcext:value-type="percentage">
            <text:p>78.9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n</text:p>
          </table:table-cell>
          <table:table-cell office:value-type="float" office:value="1823262" calcext:value-type="float">
            <text:p>1'823'262</text:p>
          </table:table-cell>
          <table:table-cell table:number-columns-repeated="2"/>
          <table:table-cell table:formula="of:=[.B25]/[.C$7]" office:value-type="percentage" office:value="0.648776806235048" calcext:value-type="percentage">
            <text:p>64.88%</text:p>
          </table:table-cell>
          <table:table-cell table:formula="of:=([.$B25]+[.F$15])/[.C$21]" office:value-type="percentage" office:value="0.655938742459406" calcext:value-type="percentage">
            <text:p>65.59%</text:p>
          </table:table-cell>
          <table:table-cell table:style-name="ce3" table:formula="of:=([.$B25]+[.G$15])/[.C$18]" office:value-type="percentage" office:value="0.657618304479654" calcext:value-type="percentage">
            <text:p>65.76%</text:p>
          </table:table-cell>
          <table:table-cell table:formula="of:=([.$B25]+[.H$15])/[.B$17]" office:value-type="percentage" office:value="0.821160544487865" calcext:value-type="percentage">
            <text:p>82.12%</text:p>
          </table:table-cell>
          <table:table-cell table:style-name="ce3" table:formula="of:=([.$B25]+[.I$15])/[.B$16]" office:value-type="percentage" office:value="0.886157918411128" calcext:value-type="percentage">
            <text:p>88.62%</text:p>
          </table:table-cell>
          <table:table-cell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1:58:16.030674112</meta:creation-date>
    <dc:date>2022-03-24T22:51:51.945891438</dc:date>
    <meta:editing-duration>PT10H23M5S</meta:editing-duration>
    <meta:editing-cycles>2</meta:editing-cycles>
    <meta:generator>LibreOffice/7.3.1.3$Linux_X86_64 LibreOffice_project/30$Build-3</meta:generator>
    <meta:document-statistic meta:table-count="1" meta:cell-count="93" meta:object-count="0"/>
  </office:meta>
</office:document-meta>
</file>